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text-properties fo:font-size="14pt" style:font-size-asian="14pt" style:font-size-complex="14pt"/>
    </style:style>
    <style:style style:name="P5" style:family="paragraph" style:parent-style-name="List_20_Paragraph" style:list-style-name="WWNum2"/>
    <style:style style:name="P6" style:family="paragraph" style:parent-style-name="List_20_Paragraph" style:list-style-name="WWNum3"/>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PA vs MPA</text:span></text:p>
      <text:p text:style-name="Standard"><text:span text:style-name="T1">SPA</text:span></text:p>
      <text:list xml:id="list5475818685512186673" text:style-name="WWNum1">
        <text:list-item>
          <text:p text:style-name="P3"><text:span text:style-name="T2">SPA loads all js, css and html to run the application once</text:span></text:p>
        </text:list-item>
        <text:list-item>
          <text:p text:style-name="P3"><text:span text:style-name="T2">Only data transferred as needed from that point onwards</text:span></text:p>
        </text:list-item>
        <text:list-item>
          <text:p text:style-name="P3"><text:span text:style-name="T2">Better for serving both mobile and desktop users</text:span></text:p>
        </text:list-item>
        <text:list-item>
          <text:p text:style-name="P3"><text:span text:style-name="T2">SPA can leverage local storage so the app can work offline</text:span></text:p>
        </text:list-item>
        <text:list-item>
          <text:p text:style-name="P3"><text:span text:style-name="T2">Harder to do SEO optimisation</text:span></text:p>
        </text:list-item>
        <text:list-item>
          <text:p text:style-name="P3"><text:span text:style-name="T2">Heavily reliant on user accepting js in the browser</text:span></text:p>
        </text:list-item>
        <text:list-item>
          <text:p text:style-name="P3"><text:span text:style-name="T2">Less secure, XSS easy to do</text:span></text:p>
        </text:list-item>
      </text:list>
      <text:p text:style-name="P4"/>
      <text:p text:style-name="Standard"><text:span text:style-name="T1">MPA</text:span></text:p>
      <text:list xml:id="list5906908211103402572" text:style-name="WWNum2">
        <text:list-item>
          <text:p text:style-name="P5"><text:span text:style-name="T2">Better for SEO optimisation</text:span></text:p>
        </text:list-item>
        <text:list-item>
          <text:p text:style-name="P5"><text:span text:style-name="T2">More secure</text:span></text:p>
        </text:list-item>
      </text:list>
      <text:p text:style-name="P1"/>
      <text:p text:style-name="Standard"><text:span text:style-name="T1">The virtual dom</text:span></text:p>
      <text:p text:style-name="Standard"><text:span text:style-name="T2">When state changes occur in a web ui application the DOM is updated so the ui can be rerendered. <text:s/>This process is slow and expensive in terms of performance. <text:s/>React over comes this by using the virtual dom – when we load the ui into the browser a virtual dom is created in the form of a tree consisting of nodes. <text:s/>Each node represents an element in our ui - when a state change occurs react calculates a new virtual dom and compares the 2 for changes. <text:s/>It then calculates the most efficient way to manipulate the real dom and applies the changes.</text:span></text:p>
      <text:p text:style-name="P1"/>
      <text:p text:style-name="Standard"><text:span text:style-name="T3">What is JSX?</text:span></text:p>
      <text:p text:style-name="Standard"><text:span text:style-name="T2">Javascript xml – allows us to create html markup without the need to use React.createElement.</text:span></text:p>
      <text:p text:style-name="P1"/>
      <text:p text:style-name="Standard"><text:soft-page-break/><text:span text:style-name="T1">Class components vs react components</text:span></text:p>
      <text:p text:style-name="Standard"><text:a xlink:type="simple" xlink:href="https://stackoverflow.blog/2021/10/20/why-hooks-are-the-best-thing-to-happen-to-react/?cb=1" text:style-name="Internet_20_link" text:visited-style-name="Visited_20_Internet_20_Link"><text:span text:style-name="T2">https://stackoverflow.blog/2021/10/20/why-hooks-are-the-best-thing-to-happen-to-react/?cb=1</text:span></text:a></text:p>
      <text:p text:style-name="P1"/>
      <text:p text:style-name="Standard"><text:span text:style-name="T1">Class components</text:span></text:p>
      <text:p text:style-name="P1"/>
      <text:p text:style-name="Standard"><text:span text:style-name="T1">Functional components</text:span></text:p>
      <text:p text:style-name="Standard"><text:span text:style-name="T2">Originally were stateless simpler versions of class components but since the introduction of hooks can now have state and lifecycle methods just like classes.</text:span></text:p>
      <text:p text:style-name="P1"/>
      <text:p text:style-name="Standard"><text:span text:style-name="T1">Create react app</text:span></text:p>
      <text:p text:style-name="P1"/>
      <text:p text:style-name="Standard"><text:span text:style-name="T1">Webpack</text:span></text:p>
      <text:p text:style-name="Standard"><text:span text:style-name="T2">Performs many functions:</text:span></text:p>
      <text:list xml:id="list7209773644957366458" text:style-name="WWNum3">
        <text:list-item>
          <text:p text:style-name="P6"><text:span text:style-name="T2">Minifies our code</text:span></text:p>
        </text:list-item>
        <text:list-item>
          <text:p text:style-name="P6"><text:span text:style-name="T2">Allows us to avoid manually adding js files in our webpage and having to worry about the order we put them in (which matters – getting this wrong will result in our application not working due to dependencies not being loaded before they are needed). <text:s/>It does this by bundling our files into a single file which we can reference in the root of our project.</text:span></text:p>
        </text:list-item>
        <text:list-item>
          <text:p text:style-name="P6"><text:span text:style-name="T2">Allows us to use export and import to reference code in our files</text:span></text:p>
        </text:list-item>
      </text:list>
      <text:p text:style-name="P1"/>
      <text:p text:style-name="Standard"><text:span text:style-name="T1">useCallback hook</text:span></text:p>
      <text:p text:style-name="Standard"><text:span text:style-name="T2">Returns a memoized function that will not run unless one of its dependencies change. <text:s/>This is useful to improve performance. <text:s/>Eg: we have a parent component that passes a function to its child, the parent has some state that changes but this should not affect the child – due to the fact the function being passed does actually change when the parent renders the child will also </text:span><text:soft-page-break/><text:span text:style-name="T2">render, wrapping this function in useCallback will prevent the child from unnecessarily rerendering.</text:span></text:p>
      <text:p text:style-name="P1"/>
      <text:p text:style-name="Standard"><text:span text:style-name="T1">useMemo hook</text:span></text:p>
      <text:p text:style-name="Standard"><text:span text:style-name="T2">Returns a memoized value similar to useCallback – eg: if we call function A() with the value of 10 and its logic returns 100, we can avoid rerunning this function by using useMemo and declaring the variable holding the input value as a dependency – if we try to call this function again with the same value the function will not run but instead the expected value of 100 will be retur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Clarke</meta:initial-creator>
    <dc:creator>Joseph Clarke</dc:creator>
    <meta:editing-cycles>36</meta:editing-cycles>
    <meta:creation-date>2021-10-16T07:25:00</meta:creation-date>
    <dc:date>2021-11-14T19:24:00</dc:date>
    <meta:editing-duration>PT2M5S</meta:editing-duration>
    <meta:generator>OpenOffice/4.1.9$Win32 OpenOffice.org_project/419m1$Build-9805</meta:generator>
    <meta:document-statistic meta:table-count="0" meta:image-count="0" meta:object-count="0" meta:page-count="3" meta:paragraph-count="31" meta:word-count="486" meta:character-count="2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